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00000050049DDDBD9334FFA6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55308d" draw:textarea-horizontal-align="justify" draw:textarea-vertical-align="middle" draw:auto-grow-height="false" fo:min-height="2.607cm" fo:min-width="19.0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22.753cm" fo:min-width="19.09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7.331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1c1c1c" draw:textarea-horizontal-align="justify" draw:textarea-vertical-align="middle" draw:auto-grow-height="false" fo:min-height="0.61cm" fo:min-width="0.361cm"/>
    </style:style>
    <style:style style:name="gr5" style:family="graphic" style:parent-style-name="standard">
      <style:graphic-properties draw:stroke="dash" draw:stroke-dash="Dash" svg:stroke-width="0cm" svg:stroke-color="#000000" svg:stroke-linecap="butt" draw:opacity="0%" draw:textarea-horizontal-align="justify" draw:textarea-vertical-align="middle" draw:auto-grow-height="false" fo:min-height="0.702cm" fo:min-width="5.533cm"/>
      <style:paragraph-properties style:writing-mode="lr-tb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0.361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61cm" fo:min-width="0.361cm"/>
    </style:style>
    <style:style style:name="gr8" style:family="graphic" style:parent-style-name="standard">
      <style:graphic-properties svg:stroke-color="#000000" draw:fill-color="#40f0b8" draw:textarea-horizontal-align="justify" draw:textarea-vertical-align="middle" draw:auto-grow-height="false" fo:min-height="0.61cm" fo:min-width="0.361cm"/>
    </style:style>
    <style:style style:name="gr9" style:family="graphic" style:parent-style-name="standard">
      <style:graphic-properties svg:stroke-color="#000000" draw:fill-color="#258a6a" draw:textarea-horizontal-align="justify" draw:textarea-vertical-align="middle" draw:auto-grow-height="false" fo:min-height="0.61cm" fo:min-width="0.361cm"/>
    </style:style>
    <style:style style:name="gr10" style:family="graphic" style:parent-style-name="standard">
      <style:graphic-properties svg:stroke-color="#000000" draw:fill-color="#114031" draw:textarea-horizontal-align="justify" draw:textarea-vertical-align="middle" draw:auto-grow-height="false" fo:min-height="0.61cm" fo:min-width="0.36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9cm" svg:stroke-color="#000000" draw:marker-start-width="0.438cm" draw:marker-end-width="0.438cm" draw:textarea-horizontal-align="justify" draw:textarea-vertical-align="middle" draw:auto-grow-height="false" fo:min-height="23.848cm" fo:min-width="9.933cm" fo:padding-top="0.204cm" fo:padding-bottom="0.204cm" fo:padding-left="0.329cm" fo:padding-right="0.329cm"/>
    </style:style>
    <style:style style:name="P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55308d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opacity="0%"/>
      <style:paragraph-properties fo:text-align="center" style:writing-mode="lr-tb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40f0b8"/>
      <style:paragraph-properties fo:text-align="center"/>
    </style:style>
    <style:style style:name="P11" style:family="paragraph">
      <loext:graphic-properties draw:fill-color="#258a6a"/>
      <style:paragraph-properties fo:text-align="center"/>
    </style:style>
    <style:style style:name="P12" style:family="paragraph">
      <loext:graphic-properties draw:fill-color="#114031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.857cm" svg:x="1cm" svg:y="1cm">
          <text:p text:style-name="P1"><text:span text:style-name="T1">Design </text:span><text:span text:style-name="T1">Element</text:span></text:p>
          <text:p text:style-name="P1"><text:span text:style-name="T1">Vision </text:span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9cm" svg:height="23.083cm" svg:x="1cm" svg:y="3.857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.937cm" svg:height="1.588cm" svg:x="1.635cm" svg:y="4.49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953cm" svg:height="0.952cm" svg:x="1.95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6.033cm" svg:height="0.952cm" svg:x="3.222cm" svg:y="4.81cm">
            <text:p text:style-name="P6">Dark 1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7.937cm" svg:height="1.588cm" svg:x="1.635cm" svg:y="7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53cm" svg:height="0.952cm" svg:x="1.952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033cm" svg:height="0.952cm" svg:x="3.222cm" svg:y="7.35cm">
          <text:p text:style-name="P6">Med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7cm" svg:height="1.588cm" svg:x="1.635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953cm" svg:height="0.952cm" svg:x="1.952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033cm" svg:height="0.952cm" svg:x="3.222cm" svg:y="9.89cm">
          <text:p text:style-name="P6">Light 1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.937cm" svg:height="1.588cm" svg:x="11.795cm" svg:y="9.5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953cm" svg:height="0.952cm" svg:x="12.112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6.033cm" svg:height="0.952cm" svg:x="13.382cm" svg:y="9.89cm">
            <text:p text:style-name="P6">Accent Light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7.937cm" svg:height="1.588cm" svg:x="11.795cm" svg:y="7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53cm" svg:height="0.952cm" svg:x="12.112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033cm" svg:height="0.952cm" svg:x="13.382cm" svg:y="7.35cm">
          <text:p text:style-name="P6">Accent Mi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7cm" svg:height="1.588cm" svg:x="11.795cm" svg:y="4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953cm" svg:height="0.952cm" svg:x="12.112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033cm" svg:height="0.952cm" svg:x="13.382cm" svg:y="4.81cm">
          <text:p text:style-name="P6">Accent Dark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002cm" svg:height="8.893cm" svg:x="2.03cm" svg:y="12.744cm">
          <draw:image xlink:href="Pictures/10000001000002D00000050049DDDBD9334FFA6E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2" draw:text-style-name="P13" draw:layer="layout" svg:width="11.735cm" svg:height="25.4cm" svg:x="5.127cm" svg:y="1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11T11:31:15.697258221</meta:creation-date>
    <dc:date>2023-04-11T22:56:42.629119661</dc:date>
    <meta:editing-duration>PT12M18S</meta:editing-duration>
    <meta:editing-cycles>3</meta:editing-cycles>
    <meta:generator>LibreOffice/7.3.7.2$MacOSX_AARCH64 LibreOffice_project/e114eadc50a9ff8d8c8a0567d6da8f454beeb84f</meta:generator>
    <meta:document-statistic meta:object-count="24"/>
  </office:meta>
</office:document-meta>
</file>